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C0000006EE1CC8A5E72A350E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/>
    </style:style>
    <style:style style:name="P11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>
      <style:paragraph-properties fo:margin-top="0in" fo:margin-bottom="0.139in" loext:contextual-spacing="false" fo:line-height="100%" fo:text-align="end" style:justify-single-word="false"/>
    </style:style>
    <style:style style:name="P14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5.8984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8" style:family="paragraph" style:parent-style-name="Standard">
      <style:paragraph-properties fo:margin-top="0.1665in" fo:margin-bottom="0.111in" loext:contextual-spacing="false" fo:line-height="108%"/>
    </style:style>
    <style:style style:name="P19" style:family="paragraph" style:parent-style-name="Standard">
      <style:paragraph-properties fo:margin-top="0.1665in" fo:margin-bottom="0.111in" loext:contextual-spacing="false" fo:line-height="108%" fo:text-align="justify" style:justify-single-word="false"/>
    </style:style>
    <style:style style:name="P20" style:family="paragraph" style:parent-style-name="Standard">
      <style:paragraph-properties fo:margin-top="0.1665in" fo:margin-bottom="0.111in" loext:contextual-spacing="false" fo:line-height="108%" fo:text-align="justify" style:justify-single-word="false"/>
      <style:text-properties fo:font-size="15pt" fo:font-weight="bold" style:font-size-asian="15pt" style:font-weight-asian="bold" style:font-size-complex="15pt"/>
    </style:style>
    <style:style style:name="P21" style:family="paragraph" style:parent-style-name="Standard">
      <style:paragraph-properties fo:margin-top="0.1665in" fo:margin-bottom="0.111in" loext:contextual-spacing="false" fo:line-height="108%" fo:text-align="justify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23" style:family="paragraph" style:parent-style-name="Title">
      <style:paragraph-properties fo:text-align="center" style:justify-single-word="false"/>
      <style:text-properties fo:font-size="36pt" style:font-size-asian="36pt" style:font-size-complex="36pt"/>
    </style:style>
    <style:style style:name="P24" style:family="paragraph" style:parent-style-name="Title">
      <style:paragraph-properties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0" style:family="text">
      <style:text-properties fo:font-size="15pt" fo:font-weight="bold" style:font-size-asian="15pt" style:font-weight-asian="bold" style:font-size-complex="15pt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2pt" fo:font-weight="bold" style:font-size-asian="12pt" style:font-weight-asian="bold" style:font-size-complex="12pt"/>
    </style:style>
    <style:style style:name="T15" style:family="text">
      <style:text-properties fo:color="#000000" fo:font-size="12pt" fo:font-style="italic" style:font-size-asian="12pt" style:font-style-asian="italic" style:font-size-complex="12pt"/>
    </style:style>
    <style:style style:name="T16" style:family="text">
      <style:text-properties fo:color="#000000" fo:font-size="12pt" style:text-underline-style="none" style:font-size-asian="12pt" style:font-size-complex="12pt"/>
    </style:style>
    <style:style style:name="T17" style:family="text">
      <style:text-properties fo:color="#333333"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oft-page-break/></text:p>
      <text:p text:style-name="P1"><text:span text:style-name="T1">CENTRO UNIVERSITÁRIO MUNICIPAL DE SÃO JOSÉ</text:span></text:p>
      <text:p text:style-name="P1"><text:span text:style-name="T1">ANÁLISE E DESENVOLVIMENTO DE SISTEMAS</text:span></text:p>
      <text:p text:style-name="P1"><text:span text:style-name="T1">PROJETO MULTIDISCIPLINAR</text:span></text:p>
      <text:p text:style-name="P1"><text:span text:style-name="T1">1ª FASE</text:span></text:p>
      <text:p text:style-name="P2"/>
      <text:p text:style-name="P2"/>
      <text:p text:style-name="P23"/>
      <text:p text:style-name="P24"><text:span text:style-name="T4">PROFISSIONAIS DO T.I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5">Guilherme Aílton Martins</text:span></text:p>
      <text:p text:style-name="P3"><text:span text:style-name="T5">Luciano Garcia Galvão Júnior</text:span></text:p>
      <text:p text:style-name="P4"/>
      <text:p text:style-name="P1"><text:span text:style-name="T5">São José, 11 de abril de 2020.</text:span></text:p>
      <text:p text:style-name="P11"/>
      <text:p text:style-name="P8"><text:span text:style-name="T6">SUMÁRIO</text:span></text:p>
      <text:p text:style-name="P14"><text:span text:style-name="T7">1 - </text:span><text:span text:style-name="T8">INTRODUÇÃO</text:span><text:a xlink:type="simple" xlink:href="#_3znysh7" text:style-name="ListLabel_20_1" text:visited-style-name="ListLabel_20_1"><text:span text:style-name="T8"><text:tab/></text:span></text:a><text:span text:style-name="T7">………………………………………………………………………………...2</text:span></text:p>
      <text:p text:style-name="P14"><text:span text:style-name="T7">2 - </text:span><text:span text:style-name="T8">AS PROFISSÕES DA ÁREA DE T.I.</text:span><text:a xlink:type="simple" xlink:href="#_2et92p0" text:style-name="ListLabel_20_1" text:visited-style-name="ListLabel_20_1"><text:span text:style-name="T8"><text:tab/></text:span></text:a><text:span text:style-name="T7">…………………………………………………………….3</text:span></text:p>
      <text:p text:style-name="P14"><text:span text:style-name="T7">2.1 - Administrador de Redes <text:tab/>…………………………………………………………………..3</text:span></text:p>
      <text:p text:style-name="P14"><text:span text:style-name="T7">2.2 - Analista de Segurança de Dados<text:tab/>…………………………………………………………..3</text:span></text:p>
      <text:p text:style-name="P14"><text:span text:style-name="T7">2.3 - Analista de Testes<text:tab/>………………………………………………………………………….3</text:span></text:p>
      <text:p text:style-name="P14"><text:span text:style-name="T7">2.4 - Desenvolvedor de Jogos<text:tab/>…………………………………………………………………...3</text:span></text:p>
      <text:p text:style-name="P14"><text:span text:style-name="T7">2.5 - Desenvolvedor<text:tab/>……………………………………………………………………………...4</text:span></text:p>
      <text:p text:style-name="P14"><text:span text:style-name="T7">2.6 - Engenheiro de Dados<text:tab/>……………………………………………………………………….4</text:span></text:p>
      <text:p text:style-name="P14"><text:span text:style-name="T7">2.7 - Engenheiro da IA (Inteligência Artificial)<text:tab/>...………………………………………………..4</text:span></text:p>
      <text:p text:style-name="P14"><text:span text:style-name="T7">2.8 - Especialista em Segurança da Informação………………………<text:tab/>………………………..4</text:span></text:p>
      <text:p text:style-name="P14"><text:span text:style-name="T7">2.9 - Gerente de Expansão de T.I.<text:tab/>………………………………………………………………..4</text:span></text:p>
      <text:p text:style-name="P14"><text:span text:style-name="T7">3 - C</text:span><text:a xlink:type="simple" xlink:href="#_tyjcwt" text:style-name="ListLabel_20_2" text:visited-style-name="ListLabel_20_2"><text:span text:style-name="T7">OMPETÊNCIAS INDISPENSÁVEIS PARA TODO PROFISSIONAL DE TI.</text:span></text:a><text:a xlink:type="simple" xlink:href="#_tyjcwt" text:style-name="ListLabel_20_1" text:visited-style-name="ListLabel_20_1"><text:span text:style-name="T8"><text:tab/></text:span></text:a><text:span text:style-name="T7">…………………….5</text:span></text:p>
      <text:p text:style-name="P14"><text:span text:style-name="T7">3.1 - Bom relacionamento interpessoal<text:tab/>………....……………………………………………...5</text:span></text:p>
      <text:p text:style-name="P14"><text:span text:style-name="T7">3.2 - Ser criativo<text:tab/>………………………………………………………………………………….5</text:span></text:p>
      <text:p text:style-name="P14"><text:span text:style-name="T7">3.3 - Manter-se atualizado<text:tab/>……………………………………………………………………....5</text:span></text:p>
      <text:p text:style-name="P14"><text:span text:style-name="T7">3.4 - <text:tab/>Capacidade de analisar informações……………………………………………………...6</text:span></text:p>
      <text:p text:style-name="P14"><text:span text:style-name="T7">3.5 - <text:tab/>Conhecimentos alinhados com as demandas do mercado……………………………….6</text:span></text:p>
      <text:p text:style-name="P14"><text:span text:style-name="T7">4 - </text:span><text:a xlink:type="simple" xlink:href="#_3dy6vkm" text:style-name="ListLabel_20_2" text:visited-style-name="ListLabel_20_2"><text:span text:style-name="T7">CONCLUSÃO</text:span></text:a><text:a xlink:type="simple" xlink:href="#_3dy6vkm" text:style-name="ListLabel_20_1" text:visited-style-name="ListLabel_20_1"><text:span text:style-name="T8"><text:tab/></text:span></text:a><text:span text:style-name="T7">…………………………………………………………………………………..7</text:span></text:p>
      <text:p text:style-name="P14"><text:span text:style-name="T7">5 - REFERÊNCIAS...………………………………………………………………………………..8</text:span></text:p>
      <text:p text:style-name="P5"><text:soft-page-break/></text:p>
      <text:p text:style-name="P5"/>
      <text:p text:style-name="P5"/>
      <text:p text:style-name="P6"/>
      <text:p text:style-name="P12"><text:span text:style-name="T6">1- INTRODUÇÃO</text:span></text:p>
      <text:p text:style-name="P8"><text:span text:style-name="T2">O presente trabalho é sobre as diversas áreas que abrangem o mundo da Tecnologia da Informação, também conhecida como “TI”.</text:span></text:p>
      <text:p text:style-name="P8"><text:span text:style-name="T2">Os objetivos deste trabalho é demonstrar o que é preciso para ser um profissional do TI, suas principais competências e destacar informações importantes sobre como é o mercado de trabalho para esse tipo de profissional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<text:soft-page-break/><text:span text:style-name="T6">2 - </text:span><text:span text:style-name="T10">AS PROFISSÕES DA ÁREA DE T.I.</text:span><text:span text:style-name="T6"> </text:span></text:p>
      <text:p text:style-name="P8"><text:span text:style-name="T2">De acordo com pesquisas realizadas para demonstração neste trabalho, as mais comuns (e mais procuradas) profissões na área, podem ser:</text:span></text:p>
      <text:p text:style-name="P5"/>
      <text:p text:style-name="P8"><text:bookmark text:name="_gjdgxs"/><text:span text:style-name="T11">2.1 - Administrador De Redes:</text:span><text:span text:style-name="T6"> </text:span></text:p>
      <text:p text:style-name="P8"><text:span text:style-name="T2">As empresas de tecnologia da informação estão investindo muito nas novas tecnologias de redes, o que faz esse profissional ser mais procurado, geralmente as organizações precisam desse profissional, para serviços nos equipamentos da rede, como a realização de instalação e configuração de computadores. <text:s/></text:span></text:p>
      <text:p text:style-name="P8"><text:span text:style-name="T6"><text:line-break/>2.2 - </text:span><text:span text:style-name="T11">Analista De Segurança De Dados:</text:span></text:p>
      <text:p text:style-name="P8"><text:span text:style-name="T13">Essa é uma área que vem crescendo, esse profissional é responsável por criar, gerenciar e atualizar as </text:span><text:span text:style-name="T2">políticas</text:span><text:span text:style-name="T13"> de segurança de dados de uma certa empresa, ou instituição pública.</text:span><text:span text:style-name="T14"> </text:span></text:p>
      <text:p text:style-name="P8"><text:span text:style-name="T11"><text:line-break/></text:span><text:span text:style-name="T6">2.3 - </text:span><text:span text:style-name="T11">Analista De Testes:</text:span></text:p>
      <text:p text:style-name="P8"><text:span text:style-name="T2">Esse profissional, fica responsável como o próprio nome já diz, pelos testes dos softwares, ele avalia o software pra ver se não tem falhas, e se atende aos requisitos esperados.</text:span></text:p>
      <text:p text:style-name="P8"><text:bookmark text:name="_30j0zll"/><text:span text:style-name="T11"><text:line-break/>2.4 - Desenvolvedor De Jogos:</text:span></text:p>
      <text:p text:style-name="P8"><text:span text:style-name="T13">Os jogos virtuais tem cada vez mais procura, e graças a isso, segundo pesquisas, a indústria de games triplicou, esse profissional não necessariamente trabalha com jogos para a diversão,</text:span><text:span text:style-name="T17"> </text:span><text:span text:style-name="T13">pois essa carreira é tão ampla que há diversos setores da sociedade com um leque de opções para a profissão. Por exemplo, muitas escolas e universidades já trabalham com os "</text:span><text:span text:style-name="T15">serious games</text:span><text:span text:style-name="T13">", isto é, jogos para transmitir um conteúdo educacional ou de treinamento. </text:span></text:p>
      <text:p text:style-name="P7"/>
      <text:p text:style-name="P7"/>
      <text:p text:style-name="P8"><text:span text:style-name="T6">2.5 - </text:span><text:span text:style-name="T11">Desenvolvedores:</text:span></text:p>
      <text:p text:style-name="P8"><text:span text:style-name="T2">Esse profissional, tem as habilidades necessárias para criar, manter e otimizar sistemas corporativos, ele pode criar diversos sistemas funcionais, robustos e seguros para auxiliar no que você estiver precisando.</text:span></text:p>
      <text:p text:style-name="P8"><text:span text:style-name="T11"><text:line-break/>2.</text:span><text:span text:style-name="T6">6</text:span><text:span text:style-name="T11"> - Engenheiro de dados:</text:span></text:p>
      <text:p text:style-name="P8"><text:span text:style-name="T13">O profissional dessa área deve ter conhecimentos em matemática, estatística, programação, big data e até mesmo processamento de linguagem. Esses profissionais são de extrema importância para as empresas,</text:span><text:span text:style-name="T17"> </text:span><text:span text:style-name="T13">eles permitem a resolução rápida de demandas, auxiliam o negócio a ser mais inovador e a conseguir entregar resultados rapidamente. Portanto.</text:span></text:p>
      <text:p text:style-name="P8"><text:span text:style-name="T12"><text:line-break/></text:span><text:span text:style-name="T11">2.</text:span><text:span text:style-name="T6">7</text:span><text:span text:style-name="T11"> - Engenheiro de IA (Inteligência Artificial):</text:span> </text:p>
      <text:p text:style-name="P8"><text:span text:style-name="T3">A </text:span><text:span text:style-name="T16">inteligência artificial </text:span><text:span text:style-name="T3">ainda é uma tecnologia que está dando os seus primeiros passos. Porém, certamente já é visto como uma tendência e estará cada vez mais presente em nosso dia a dia, desde um assistente social até mecanismos complexos de controle e automação. É por isso que a carreira de Engenheiro de IA (inteligência artificial) está despontando como uma das mais promissoras do mercado.</text:span></text:p>
      <text:p text:style-name="P8"><text:span text:style-name="T16">Lidar com a inteligência artificial exige capacidades que vão além da parte técnica. É preciso saber também como o ser humano interage com as máquinas e plataformas que vão trazer esses sistemas. É por isso que simplesmente dominar programação, algoritmos e tratamento de dados não é o suficiente para criar um bom Engenheiro de IA. É preciso ir além e compreender aspectos sociais e os impactos que a inteligência artificial vai ter nas pessoas.</text:span></text:p>
      <text:p text:style-name="P8"/>
      <text:p text:style-name="P8"><text:bookmark text:name="_1fob9te"/><text:soft-page-break/><text:span text:style-name="T11">2.</text:span><text:span text:style-name="T6">8</text:span><text:span text:style-name="T11"> - Especialista em segurança da informação:</text:span><text:span text:style-name="T12"> </text:span></text:p>
      <text:p text:style-name="P8"><text:span text:style-name="T13">Esse profissional fica responsável , pela segurança de sistemas modernos e complexos ele é responsável por proteger informações confidenciais nas organizações, devido a ser informações confidenciais é preciso de um nível alto de proteção, por isso um especialista em segurança da informação é um profissional bastante requisitado, e tem um dos mais altos salários da área de TI.</text:span></text:p>
      <text:p text:style-name="P9"/>
      <text:p text:style-name="P8"><text:span text:style-name="T11">2.</text:span><text:span text:style-name="T6">9</text:span><text:span text:style-name="T11"> - </text:span><text:span text:style-name="T6"><text:s/>Gerente de expansão de TI:</text:span></text:p>
      <text:p text:style-name="P8"><text:span text:style-name="T2">Esse profissional sempre pôde encontrar inúmeras oportunidades de emprego nos diversos segmentos de startups, mas agora até mesmo as empresas tradicionais estão contratando pessoas com essa qualificação. O gerente de expansão de TI trabalha no direcionamento das informações por meio da base de dados da organização. Além disso, esse profissional tem a função de estudar mecanismos que possibilitem ampliar a infraestrutura tecnológica da empresa, assim como ajudá-la na adoção de tecnologias adequadas que façam a diferença diante da concorrência do mercado.</text:span></text:p>
      <text:p text:style-name="P7"/>
      <text:p text:style-name="P8"><text:span text:style-name="T10">3 - COMPETÊNCIAS INDISPENSÁVEIS PARA O PROFISSIONAL DE T.I.</text:span></text:p>
      <text:p text:style-name="P8"><text:span text:style-name="T6"><text:line-break/>3.1 - Bom relacionamento interpessoal: </text:span></text:p>
      <text:p text:style-name="P8"><text:span text:style-name="T2">As atividades do profissional do TI passam pelo contato com pessoas de vários setores, portanto é fundamental que esse profissional tenha um bom relacionamento interpessoal.</text:span></text:p>
      <text:p text:style-name="P19"><text:span text:style-name="T10"><text:line-break/></text:span><text:span text:style-name="T6">3.2 - Ser criativo:</text:span><text:span text:style-name="T10"> </text:span></text:p>
      <text:p text:style-name="P19"><text:span text:style-name="T2">O Profissional de TI passa boa parte do seu tempo entregando soluções, mas para conseguir tomar boas decisões, a criatividade é tão crucial quanto as suas habilidades técnicas.</text:span></text:p>
      <text:p text:style-name="P19"><text:span text:style-name="T10"><text:line-break/></text:span><text:span text:style-name="T6">3.3 - Manter-se atualizado: </text:span></text:p>
      <text:p text:style-name="P19"><text:span text:style-name="T2">A tecnologia muda continuamente, seja para atender a demandas do mercado, ou para criar novas soluções, o que é considerado moderno hoje, pode virar ultrapassado amanhã. Em função disso, o bom profissional de TI é aquele que está sempre lendo blogs, publicações, para se manter atualizado.</text:span></text:p>
      <text:p text:style-name="P20"/>
      <text:p text:style-name="P21"/>
      <text:p text:style-name="P21"/>
      <text:p text:style-name="P19"><text:span text:style-name="T6">3.4 - Ter capacidade de analisar informações: </text:span></text:p>
      <text:p text:style-name="P19"><text:span text:style-name="T2">A capacidade de análise passa pelo dia a dia de todos os profissionais de TI. Saber olhar contextos, ter uma visão abrangente e conseguir avaliar informações de modo preciso, é algo que impacta diretamente na qualidade de vários profissionais da área de tecnologia.</text:span></text:p>
      <text:p text:style-name="P19"><text:span text:style-name="T10"><text:line-break/></text:span><text:span text:style-name="T6">3.5 - Ter conhecimentos alinhados com as demandas do mercado: </text:span></text:p>
      <text:p text:style-name="P19"><text:span text:style-name="T2">Conforme a tecnologia muda, várias áreas ganham destaque. Elas são um reflexo das demandas do mercado e dos usuários. Portanto, um bom profissional de TI deve conhecer as carreiras em ascensão para identificar quais são os melhores modos de estruturar a sua equipe.</text:span></text:p>
      <text:p text:style-name="P10"/>
      <text:p text:style-name="P10"><text:soft-page-break/></text:p>
      <text:p text:style-name="P5"/>
      <text:p text:style-name="P6"/>
      <text:p text:style-name="P12"><text:span text:style-name="T6">4 - CONCLUSÃO</text:span></text:p>
      <text:p text:style-name="P8"><text:span text:style-name="T2">Concluímos, que a TI é formada por diversas áreas, todas de muita importância, o profissional do TI em geral é muito importante para todo o mundo, devido a alta da tecnologia. É uma área que para ser um bom profissional, você deve estar sempre lendo e estudando devido a evolução muito rápida da tecnologia, devido a isso se você acabar não se atualizando você irá ficar “ultrapassado”.</text:span></text:p>
      <text:p text:style-name="P7"/>
      <text:p text:style-name="P5"/>
      <text:p text:style-name="P5"/>
      <text:p text:style-name="P5"/>
      <text:p text:style-name="P6"/>
      <text:p text:style-name="P12"><text:span text:style-name="T6">5 - REFERÊNCIAS</text:span></text:p>
      <text:p text:style-name="P15"><text:span text:style-name="T5"><text:tab/> <text:tab/> <text:tab/> </text:span><text:span text:style-name="T2">https://dextra.com.br/pt/6-competencias-indispensaveis-para-todo-profissional-de-ti/</text:span></text:p>
      <text:p text:style-name="P18"><text:span text:style-name="T2">https://www.impacta.com.br/blog/2019/01/18/carreira-em-ti-conheca-8-profissoes-que-prometem-continuar-crescendo/</text:span></text:p>
      <text:p text:style-name="P18"><text:span text:style-name="T2">https://www.profissionaisti.com.br/2019/01/6-profissoes-ligadas-a-ti-que-estarao-em-alta-em-2019/</text:span></text:p>
      <text:p text:style-name="P16"/>
      <text:p text:style-name="P5"/>
      <text:p text:style-name="P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font-size="24pt" fo:font-weight="bold" style:font-size-asian="24pt" style:font-weight-asian="bold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9839in" fo:margin-left="0in" fo:margin-right="0in" fo:margin-top="0.9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839in" fo:margin-left="0in" fo:margin-right="0in" fo:margin-top="0.94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2.5992in" svg:height="0.9535in" draw:z-index="7"><draw:image xlink:href="Pictures/100002010000012C0000006EE1CC8A5E72A350E8.png" xlink:type="simple" xlink:show="embed" xlink:actuate="onLoad" loext:mime-type="image/png"/><svg:desc>usj_300x110</svg:desc></draw:frame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0" meta:paragraph-count="71" meta:word-count="1121" meta:character-count="7770" meta:non-whitespace-character-count="6687"/>
    <meta:generator>LibreOfficeDev/6.0.5.2$Linux_X86_64 LibreOffice_project/</meta:generator>
  </office:meta>
</office:document-meta>
</file>